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admin">
        <table:table-row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123</text:p>
          </table:table-cell>
        </table:table-row>
      </table:table>
      <table:table table:name="book_entry">
        <table:table-row>
          <table:table-cell office:value-type="string">
            <text:p>AB1</text:p>
          </table:table-cell>
          <table:table-cell office:value-type="string">
            <text:p>CHEMISTRY II</text:p>
          </table:table-cell>
          <table:table-cell office:value-type="string">
            <text:p>RIYA DAS</text:p>
          </table:table-cell>
          <table:table-cell office:value-type="string">
            <text:p>200.00</text:p>
          </table:table-cell>
          <table:table-cell office:value-type="string">
            <text:p>sc</text:p>
          </table:table-cell>
          <table:table-cell office:value-type="string">
            <text:p>2nd</text:p>
          </table:table-cell>
          <table:table-cell office:value-type="string">
            <text:p>chemistry2t</text:p>
          </table:table-cell>
          <table:table-cell office:value-type="date" office:date-value="2020-08-11" table:style-name="DateCell">
            <text:p>2020-08-11</text:p>
          </table:table-cell>
        </table:table-row>
        <table:table-row>
          <table:table-cell office:value-type="string">
            <text:p>AB10</text:p>
          </table:table-cell>
          <table:table-cell office:value-type="string">
            <text:p>PHYSICS I</text:p>
          </table:table-cell>
          <table:table-cell office:value-type="string">
            <text:p>K BARMAN</text:p>
          </table:table-cell>
          <table:table-cell office:value-type="string">
            <text:p>300.00</text:p>
          </table:table-cell>
          <table:table-cell office:value-type="string">
            <text:p>sc</text:p>
          </table:table-cell>
          <table:table-cell office:value-type="string">
            <text:p>1st</text:p>
          </table:table-cell>
          <table:table-cell office:value-type="string">
            <text:p>physics1t</text:p>
          </table:table-cell>
          <table:table-cell office:value-type="date" office:date-value="2020-08-14" table:style-name="DateCell">
            <text:p>2020-08-14</text:p>
          </table:table-cell>
        </table:table-row>
        <table:table-row>
          <table:table-cell office:value-type="string">
            <text:p>AB11</text:p>
          </table:table-cell>
          <table:table-cell office:value-type="string">
            <text:p>MATH I</text:p>
          </table:table-cell>
          <table:table-cell office:value-type="string">
            <text:p>PPK</text:p>
          </table:table-cell>
          <table:table-cell office:value-type="string">
            <text:p>400.00</text:p>
          </table:table-cell>
          <table:table-cell office:value-type="string">
            <text:p>sc</text:p>
          </table:table-cell>
          <table:table-cell office:value-type="string">
            <text:p>1st</text:p>
          </table:table-cell>
          <table:table-cell office:value-type="string">
            <text:p>mathematics1</text:p>
          </table:table-cell>
          <table:table-cell office:value-type="date" office:date-value="2020-08-14" table:style-name="DateCell">
            <text:p>2020-08-14</text:p>
          </table:table-cell>
        </table:table-row>
        <table:table-row>
          <table:table-cell office:value-type="string">
            <text:p>AB12</text:p>
          </table:table-cell>
          <table:table-cell office:value-type="string">
            <text:p>MATH I</text:p>
          </table:table-cell>
          <table:table-cell office:value-type="string">
            <text:p>PPK</text:p>
          </table:table-cell>
          <table:table-cell office:value-type="string">
            <text:p>400.00</text:p>
          </table:table-cell>
          <table:table-cell office:value-type="string">
            <text:p>sc</text:p>
          </table:table-cell>
          <table:table-cell office:value-type="string">
            <text:p>1st</text:p>
          </table:table-cell>
          <table:table-cell office:value-type="string">
            <text:p>mathematics1</text:p>
          </table:table-cell>
          <table:table-cell office:value-type="date" office:date-value="2020-08-14" table:style-name="DateCell">
            <text:p>2020-08-14</text:p>
          </table:table-cell>
        </table:table-row>
        <table:table-row>
          <table:table-cell office:value-type="string">
            <text:p>AB14</text:p>
          </table:table-cell>
          <table:table-cell office:value-type="string">
            <text:p>ENGLISH I</text:p>
          </table:table-cell>
          <table:table-cell office:value-type="string">
            <text:p>L SARMAH</text:p>
          </table:table-cell>
          <table:table-cell office:value-type="string">
            <text:p>200.00</text:p>
          </table:table-cell>
          <table:table-cell office:value-type="string">
            <text:p>hu</text:p>
          </table:table-cell>
          <table:table-cell office:value-type="string">
            <text:p>1st</text:p>
          </table:table-cell>
          <table:table-cell office:value-type="string">
            <text:p>english1</text:p>
          </table:table-cell>
          <table:table-cell office:value-type="date" office:date-value="2020-08-21" table:style-name="DateCell">
            <text:p>2020-08-21</text:p>
          </table:table-cell>
        </table:table-row>
        <table:table-row>
          <table:table-cell office:value-type="string">
            <text:p>AB15</text:p>
          </table:table-cell>
          <table:table-cell office:value-type="string">
            <text:p>ENGINEERING  ECONOMICS AND ACCOUNTANCY</text:p>
          </table:table-cell>
          <table:table-cell office:value-type="string">
            <text:p>Y AZIZ</text:p>
          </table:table-cell>
          <table:table-cell office:value-type="string">
            <text:p>300.00</text:p>
          </table:table-cell>
          <table:table-cell office:value-type="string">
            <text:p>hu</text:p>
          </table:table-cell>
          <table:table-cell office:value-type="string">
            <text:p>3rd</text:p>
          </table:table-cell>
          <table:table-cell office:value-type="string">
            <text:p>eea</text:p>
          </table:table-cell>
          <table:table-cell office:value-type="date" office:date-value="2020-08-14" table:style-name="DateCell">
            <text:p>2020-08-14</text:p>
          </table:table-cell>
        </table:table-row>
        <table:table-row>
          <table:table-cell office:value-type="string">
            <text:p>AB2</text:p>
          </table:table-cell>
          <table:table-cell office:value-type="string">
            <text:p>CRYPTOGRAPHY AND NETWORK SECURITY</text:p>
          </table:table-cell>
          <table:table-cell office:value-type="string">
            <text:p>RAHUL DAS</text:p>
          </table:table-cell>
          <table:table-cell office:value-type="string">
            <text:p>300</text:p>
          </table:table-cell>
          <table:table-cell office:value-type="string">
            <text:p>cse</text:p>
          </table:table-cell>
          <table:table-cell office:value-type="string">
            <text:p>6th</text:p>
          </table:table-cell>
          <table:table-cell office:value-type="string">
            <text:p>cnst</text:p>
          </table:table-cell>
          <table:table-cell office:value-type="date" office:date-value="2020-08-12" table:style-name="DateCell">
            <text:p>2020-08-12</text:p>
          </table:table-cell>
        </table:table-row>
        <table:table-row>
          <table:table-cell office:value-type="string">
            <text:p>AB3</text:p>
          </table:table-cell>
          <table:table-cell office:value-type="string">
            <text:p>CRYPTOGRAPHY AND NETWORK SECURITY</text:p>
          </table:table-cell>
          <table:table-cell office:value-type="string">
            <text:p>NILIM DEKA</text:p>
          </table:table-cell>
          <table:table-cell office:value-type="string">
            <text:p>300</text:p>
          </table:table-cell>
          <table:table-cell office:value-type="string">
            <text:p>cse</text:p>
          </table:table-cell>
          <table:table-cell office:value-type="string">
            <text:p>6th</text:p>
          </table:table-cell>
          <table:table-cell office:value-type="string">
            <text:p>cnst</text:p>
          </table:table-cell>
          <table:table-cell office:value-type="date" office:date-value="2020-08-11" table:style-name="DateCell">
            <text:p>2020-08-11</text:p>
          </table:table-cell>
        </table:table-row>
        <table:table-row>
          <table:table-cell office:value-type="string">
            <text:p>AB4</text:p>
          </table:table-cell>
          <table:table-cell office:value-type="string">
            <text:p>CHEMISTRY -I</text:p>
          </table:table-cell>
          <table:table-cell office:value-type="string">
            <text:p>RAHUL SARMA</text:p>
          </table:table-cell>
          <table:table-cell office:value-type="string">
            <text:p>200</text:p>
          </table:table-cell>
          <table:table-cell office:value-type="string">
            <text:p>sc</text:p>
          </table:table-cell>
          <table:table-cell office:value-type="string">
            <text:p>1st</text:p>
          </table:table-cell>
          <table:table-cell office:value-type="string">
            <text:p>chemistry1t</text:p>
          </table:table-cell>
          <table:table-cell office:value-type="date" office:date-value="2020-08-04" table:style-name="DateCell">
            <text:p>2020-08-04</text:p>
          </table:table-cell>
        </table:table-row>
        <table:table-row>
          <table:table-cell office:value-type="string">
            <text:p>AB5</text:p>
          </table:table-cell>
          <table:table-cell office:value-type="string">
            <text:p>PHYSICS I</text:p>
          </table:table-cell>
          <table:table-cell office:value-type="string">
            <text:p>RIYA KAKATI</text:p>
          </table:table-cell>
          <table:table-cell office:value-type="string">
            <text:p>300</text:p>
          </table:table-cell>
          <table:table-cell office:value-type="string">
            <text:p>sc</text:p>
          </table:table-cell>
          <table:table-cell office:value-type="string">
            <text:p>1st</text:p>
          </table:table-cell>
          <table:table-cell office:value-type="string">
            <text:p>physics1t</text:p>
          </table:table-cell>
          <table:table-cell office:value-type="date" office:date-value="2020-08-10" table:style-name="DateCell">
            <text:p>2020-08-10</text:p>
          </table:table-cell>
        </table:table-row>
        <table:table-row>
          <table:table-cell office:value-type="string">
            <text:p>AB6</text:p>
          </table:table-cell>
          <table:table-cell office:value-type="string">
            <text:p>CHEMISTRY II</text:p>
          </table:table-cell>
          <table:table-cell office:value-type="string">
            <text:p>RIYA DAS</text:p>
          </table:table-cell>
          <table:table-cell office:value-type="string">
            <text:p>200.00</text:p>
          </table:table-cell>
          <table:table-cell office:value-type="string">
            <text:p>sc</text:p>
          </table:table-cell>
          <table:table-cell office:value-type="string">
            <text:p>2nd</text:p>
          </table:table-cell>
          <table:table-cell office:value-type="string">
            <text:p>chemistry2t</text:p>
          </table:table-cell>
          <table:table-cell office:value-type="date" office:date-value="2020-08-14" table:style-name="DateCell">
            <text:p>2020-08-14</text:p>
          </table:table-cell>
        </table:table-row>
        <table:table-row>
          <table:table-cell office:value-type="string">
            <text:p>AB7</text:p>
          </table:table-cell>
          <table:table-cell office:value-type="string">
            <text:p>CHEMISTRY II</text:p>
          </table:table-cell>
          <table:table-cell office:value-type="string">
            <text:p>RIYA DAS</text:p>
          </table:table-cell>
          <table:table-cell office:value-type="string">
            <text:p>200.00</text:p>
          </table:table-cell>
          <table:table-cell office:value-type="string">
            <text:p>sc</text:p>
          </table:table-cell>
          <table:table-cell office:value-type="string">
            <text:p>2nd</text:p>
          </table:table-cell>
          <table:table-cell office:value-type="string">
            <text:p>chemistry2t</text:p>
          </table:table-cell>
          <table:table-cell office:value-type="date" office:date-value="2020-08-14" table:style-name="DateCell">
            <text:p>2020-08-14</text:p>
          </table:table-cell>
        </table:table-row>
        <table:table-row>
          <table:table-cell office:value-type="string">
            <text:p>AB8</text:p>
          </table:table-cell>
          <table:table-cell office:value-type="string">
            <text:p>PHYSICS I</text:p>
          </table:table-cell>
          <table:table-cell office:value-type="string">
            <text:p>K BARMAN</text:p>
          </table:table-cell>
          <table:table-cell office:value-type="string">
            <text:p>300.00</text:p>
          </table:table-cell>
          <table:table-cell office:value-type="string">
            <text:p>sc</text:p>
          </table:table-cell>
          <table:table-cell office:value-type="string">
            <text:p>1st</text:p>
          </table:table-cell>
          <table:table-cell office:value-type="string">
            <text:p>physics1t</text:p>
          </table:table-cell>
          <table:table-cell office:value-type="date" office:date-value="2020-08-14" table:style-name="DateCell">
            <text:p>2020-08-14</text:p>
          </table:table-cell>
        </table:table-row>
        <table:table-row>
          <table:table-cell office:value-type="string">
            <text:p>AB9</text:p>
          </table:table-cell>
          <table:table-cell office:value-type="string">
            <text:p>PHYSICS I</text:p>
          </table:table-cell>
          <table:table-cell office:value-type="string">
            <text:p>K BARMAN</text:p>
          </table:table-cell>
          <table:table-cell office:value-type="string">
            <text:p>300.00</text:p>
          </table:table-cell>
          <table:table-cell office:value-type="string">
            <text:p>sc</text:p>
          </table:table-cell>
          <table:table-cell office:value-type="string">
            <text:p>1st</text:p>
          </table:table-cell>
          <table:table-cell office:value-type="string">
            <text:p>physics1t</text:p>
          </table:table-cell>
          <table:table-cell office:value-type="date" office:date-value="2020-08-14" table:style-name="DateCell">
            <text:p>2020-08-14</text:p>
          </table:table-cell>
        </table:table-row>
      </table:table>
      <table:table table:name="img_upload">
        <table:table-row>
          <table:table-cell office:value-type="string">
            <text:p>DSCN9187.JPG</text:p>
          </table:table-cell>
          <table:table-cell office:value-type="string">
            <text:p>ASHIM3127</text:p>
          </table:table-cell>
        </table:table-row>
        <table:table-row>
          <table:table-cell office:value-type="string">
            <text:p>lptp.jpeg</text:p>
          </table:table-cell>
          <table:table-cell office:value-type="string">
            <text:p>MANOSH2309</text:p>
          </table:table-cell>
        </table:table-row>
        <table:table-row>
          <table:table-cell office:value-type="string">
            <text:p>lptp.jpeg</text:p>
          </table:table-cell>
          <table:table-cell office:value-type="string">
            <text:p>RUP4434</text:p>
          </table:table-cell>
        </table:table-row>
      </table:table>
      <table:table table:name="issue_books">
        <table:table-row>
          <table:table-cell office:value-type="string">
            <text:p>AB10</text:p>
          </table:table-cell>
          <table:table-cell office:value-type="string">
            <text:p>PHYSICS I</text:p>
          </table:table-cell>
          <table:table-cell office:value-type="string">
            <text:p>300.00</text:p>
          </table:table-cell>
          <table:table-cell office:value-type="string">
            <text:p>RUP BARMAN</text:p>
          </table:table-cell>
          <table:table-cell office:value-type="string">
            <text:p>NAL/17/CO/001</text:p>
          </table:table-cell>
          <table:table-cell office:value-type="string">
            <text:p>RUP4434</text:p>
          </table:table-cell>
          <table:table-cell office:value-type="string">
            <text:p>cse</text:p>
          </table:table-cell>
          <table:table-cell office:value-type="string">
            <text:p>6th</text:p>
          </table:table-cell>
          <table:table-cell office:value-type="date" office:date-value="2020-09-09" table:style-name="DateCell">
            <text:p>2020-09-09</text:p>
          </table:table-cell>
        </table:table-row>
      </table:table>
      <table:table table:name="library_book">
        <table:table-row>
          <table:table-cell office:value-type="string">
            <text:p>AB1</text:p>
          </table:table-cell>
          <table:table-cell office:value-type="string">
            <text:p>CHEMISTRY II</text:p>
          </table:table-cell>
          <table:table-cell office:value-type="string">
            <text:p>RIYA DAS</text:p>
          </table:table-cell>
          <table:table-cell office:value-type="string">
            <text:p>200.00</text:p>
          </table:table-cell>
          <table:table-cell office:value-type="string">
            <text:p>sc</text:p>
          </table:table-cell>
          <table:table-cell office:value-type="string">
            <text:p>2nd</text:p>
          </table:table-cell>
          <table:table-cell office:value-type="string">
            <text:p>chemistry2t</text:p>
          </table:table-cell>
        </table:table-row>
        <table:table-row>
          <table:table-cell office:value-type="string">
            <text:p>AB11</text:p>
          </table:table-cell>
          <table:table-cell office:value-type="string">
            <text:p>MATH I</text:p>
          </table:table-cell>
          <table:table-cell office:value-type="string">
            <text:p>PPK</text:p>
          </table:table-cell>
          <table:table-cell office:value-type="string">
            <text:p>400.00</text:p>
          </table:table-cell>
          <table:table-cell office:value-type="string">
            <text:p>sc</text:p>
          </table:table-cell>
          <table:table-cell office:value-type="string">
            <text:p>1st</text:p>
          </table:table-cell>
          <table:table-cell office:value-type="string">
            <text:p>mathematics1</text:p>
          </table:table-cell>
        </table:table-row>
        <table:table-row>
          <table:table-cell office:value-type="string">
            <text:p>AB12</text:p>
          </table:table-cell>
          <table:table-cell office:value-type="string">
            <text:p>MATH I</text:p>
          </table:table-cell>
          <table:table-cell office:value-type="string">
            <text:p>PPK</text:p>
          </table:table-cell>
          <table:table-cell office:value-type="string">
            <text:p>400.00</text:p>
          </table:table-cell>
          <table:table-cell office:value-type="string">
            <text:p>sc</text:p>
          </table:table-cell>
          <table:table-cell office:value-type="string">
            <text:p>1st</text:p>
          </table:table-cell>
          <table:table-cell office:value-type="string">
            <text:p>mathematics1</text:p>
          </table:table-cell>
        </table:table-row>
        <table:table-row>
          <table:table-cell office:value-type="string">
            <text:p>AB14</text:p>
          </table:table-cell>
          <table:table-cell office:value-type="string">
            <text:p>ENGLISH I</text:p>
          </table:table-cell>
          <table:table-cell office:value-type="string">
            <text:p>L SARMAH</text:p>
          </table:table-cell>
          <table:table-cell office:value-type="string">
            <text:p>200.00</text:p>
          </table:table-cell>
          <table:table-cell office:value-type="string">
            <text:p>hu</text:p>
          </table:table-cell>
          <table:table-cell office:value-type="string">
            <text:p>1st</text:p>
          </table:table-cell>
          <table:table-cell office:value-type="string">
            <text:p>english1</text:p>
          </table:table-cell>
        </table:table-row>
        <table:table-row>
          <table:table-cell office:value-type="string">
            <text:p>AB15</text:p>
          </table:table-cell>
          <table:table-cell office:value-type="string">
            <text:p>ENGINEERING  ECONOMICS AND ACCOUNTANCY</text:p>
          </table:table-cell>
          <table:table-cell office:value-type="string">
            <text:p>Y AZIZ</text:p>
          </table:table-cell>
          <table:table-cell office:value-type="string">
            <text:p>300.00</text:p>
          </table:table-cell>
          <table:table-cell office:value-type="string">
            <text:p>hu</text:p>
          </table:table-cell>
          <table:table-cell office:value-type="string">
            <text:p>3rd</text:p>
          </table:table-cell>
          <table:table-cell office:value-type="string">
            <text:p>eea</text:p>
          </table:table-cell>
        </table:table-row>
        <table:table-row>
          <table:table-cell office:value-type="string">
            <text:p>AB2</text:p>
          </table:table-cell>
          <table:table-cell office:value-type="string">
            <text:p>CRYPTOGRAPHY AND NETWORK SECURITY</text:p>
          </table:table-cell>
          <table:table-cell office:value-type="string">
            <text:p>RAHUL DAS</text:p>
          </table:table-cell>
          <table:table-cell office:value-type="string">
            <text:p>300</text:p>
          </table:table-cell>
          <table:table-cell office:value-type="string">
            <text:p>cse</text:p>
          </table:table-cell>
          <table:table-cell office:value-type="string">
            <text:p>6th</text:p>
          </table:table-cell>
          <table:table-cell office:value-type="string">
            <text:p>cnst</text:p>
          </table:table-cell>
        </table:table-row>
        <table:table-row>
          <table:table-cell office:value-type="string">
            <text:p>AB3</text:p>
          </table:table-cell>
          <table:table-cell office:value-type="string">
            <text:p>CRYPTOGRAPHY AND NETWORK SECURITY</text:p>
          </table:table-cell>
          <table:table-cell office:value-type="string">
            <text:p>NILIM DEKA</text:p>
          </table:table-cell>
          <table:table-cell office:value-type="string">
            <text:p>300</text:p>
          </table:table-cell>
          <table:table-cell office:value-type="string">
            <text:p>cse</text:p>
          </table:table-cell>
          <table:table-cell office:value-type="string">
            <text:p>6th</text:p>
          </table:table-cell>
          <table:table-cell office:value-type="string">
            <text:p>cnst</text:p>
          </table:table-cell>
        </table:table-row>
        <table:table-row>
          <table:table-cell office:value-type="string">
            <text:p>AB4</text:p>
          </table:table-cell>
          <table:table-cell office:value-type="string">
            <text:p>CHEMISTRY -I</text:p>
          </table:table-cell>
          <table:table-cell office:value-type="string">
            <text:p>RAHUL SARMA</text:p>
          </table:table-cell>
          <table:table-cell office:value-type="string">
            <text:p>200</text:p>
          </table:table-cell>
          <table:table-cell office:value-type="string">
            <text:p>sc</text:p>
          </table:table-cell>
          <table:table-cell office:value-type="string">
            <text:p>1st</text:p>
          </table:table-cell>
          <table:table-cell office:value-type="string">
            <text:p>chemistry1t</text:p>
          </table:table-cell>
        </table:table-row>
        <table:table-row>
          <table:table-cell office:value-type="string">
            <text:p>AB5</text:p>
          </table:table-cell>
          <table:table-cell office:value-type="string">
            <text:p>PHYSICS I</text:p>
          </table:table-cell>
          <table:table-cell office:value-type="string">
            <text:p>RIYA KAKATI</text:p>
          </table:table-cell>
          <table:table-cell office:value-type="string">
            <text:p>300</text:p>
          </table:table-cell>
          <table:table-cell office:value-type="string">
            <text:p>sc</text:p>
          </table:table-cell>
          <table:table-cell office:value-type="string">
            <text:p>1st</text:p>
          </table:table-cell>
          <table:table-cell office:value-type="string">
            <text:p>physics1t</text:p>
          </table:table-cell>
        </table:table-row>
        <table:table-row>
          <table:table-cell office:value-type="string">
            <text:p>AB6</text:p>
          </table:table-cell>
          <table:table-cell office:value-type="string">
            <text:p>CHEMISTRY II</text:p>
          </table:table-cell>
          <table:table-cell office:value-type="string">
            <text:p>RIYA DAS</text:p>
          </table:table-cell>
          <table:table-cell office:value-type="string">
            <text:p>200.00</text:p>
          </table:table-cell>
          <table:table-cell office:value-type="string">
            <text:p>sc</text:p>
          </table:table-cell>
          <table:table-cell office:value-type="string">
            <text:p>2nd</text:p>
          </table:table-cell>
          <table:table-cell office:value-type="string">
            <text:p>chemistry2t</text:p>
          </table:table-cell>
        </table:table-row>
        <table:table-row>
          <table:table-cell office:value-type="string">
            <text:p>AB7</text:p>
          </table:table-cell>
          <table:table-cell office:value-type="string">
            <text:p>CHEMISTRY II</text:p>
          </table:table-cell>
          <table:table-cell office:value-type="string">
            <text:p>RIYA DAS</text:p>
          </table:table-cell>
          <table:table-cell office:value-type="string">
            <text:p>200.00</text:p>
          </table:table-cell>
          <table:table-cell office:value-type="string">
            <text:p>sc</text:p>
          </table:table-cell>
          <table:table-cell office:value-type="string">
            <text:p>2nd</text:p>
          </table:table-cell>
          <table:table-cell office:value-type="string">
            <text:p>chemistry2t</text:p>
          </table:table-cell>
        </table:table-row>
        <table:table-row>
          <table:table-cell office:value-type="string">
            <text:p>AB8</text:p>
          </table:table-cell>
          <table:table-cell office:value-type="string">
            <text:p>PHYSICS I</text:p>
          </table:table-cell>
          <table:table-cell office:value-type="string">
            <text:p>K BARMAN</text:p>
          </table:table-cell>
          <table:table-cell office:value-type="string">
            <text:p>300.00</text:p>
          </table:table-cell>
          <table:table-cell office:value-type="string">
            <text:p>sc</text:p>
          </table:table-cell>
          <table:table-cell office:value-type="string">
            <text:p>1st</text:p>
          </table:table-cell>
          <table:table-cell office:value-type="string">
            <text:p>physics1t</text:p>
          </table:table-cell>
        </table:table-row>
        <table:table-row>
          <table:table-cell office:value-type="string">
            <text:p>AB9</text:p>
          </table:table-cell>
          <table:table-cell office:value-type="string">
            <text:p>PHYSICS I</text:p>
          </table:table-cell>
          <table:table-cell office:value-type="string">
            <text:p>K BARMAN</text:p>
          </table:table-cell>
          <table:table-cell office:value-type="string">
            <text:p>300.00</text:p>
          </table:table-cell>
          <table:table-cell office:value-type="string">
            <text:p>sc</text:p>
          </table:table-cell>
          <table:table-cell office:value-type="string">
            <text:p>1st</text:p>
          </table:table-cell>
          <table:table-cell office:value-type="string">
            <text:p>physics1t</text:p>
          </table:table-cell>
        </table:table-row>
      </table:table>
      <table:table table:name="remove_book">
        <table:table-row>
          <table:table-cell office:value-type="date" office:date-value="2020-09-14" table:style-name="DateCell">
            <text:p>2020-09-14</text:p>
          </table:table-cell>
          <table:table-cell office:value-type="string">
            <text:p>AB13</text:p>
          </table:table-cell>
          <table:table-cell office:value-type="string">
            <text:p>ENGINEERING DRWAING</text:p>
          </table:table-cell>
          <table:table-cell office:value-type="string">
            <text:p>R DAS</text:p>
          </table:table-cell>
          <table:table-cell office:value-type="string">
            <text:p>400.00</text:p>
          </table:table-cell>
          <table:table-cell office:value-type="string">
            <text:p>cse</text:p>
          </table:table-cell>
          <table:table-cell office:value-type="string">
            <text:p>1st</text:p>
          </table:table-cell>
          <table:table-cell office:value-type="string">
            <text:p>ed</text:p>
          </table:table-cell>
        </table:table-row>
      </table:table>
      <table:table table:name="stu_details">
        <table:table-row>
          <table:table-cell office:value-type="string">
            <text:p>ASHIM</text:p>
          </table:table-cell>
          <table:table-cell office:value-type="string">
            <text:p>PATOWARY</text:p>
          </table:table-cell>
          <table:table-cell office:value-type="string">
            <text:p>CHANDRA PATOWARY</text:p>
          </table:table-cell>
          <table:table-cell office:value-type="string">
            <text:p>NAL/17/CO/002</text:p>
          </table:table-cell>
          <table:table-cell office:value-type="string">
            <text:p>cse</text:p>
          </table:table-cell>
          <table:table-cell office:value-type="string">
            <text:p>6th</text:p>
          </table:table-cell>
          <table:table-cell office:value-type="string">
            <text:p>9101171367</text:p>
          </table:table-cell>
          <table:table-cell office:value-type="string">
            <text:p>rupjyoti921@gmail.com</text:p>
          </table:table-cell>
          <table:table-cell office:value-type="string">
            <text:p>ASHIM3127</text:p>
          </table:table-cell>
        </table:table-row>
        <table:table-row>
          <table:table-cell office:value-type="string">
            <text:p>KARABI</text:p>
          </table:table-cell>
          <table:table-cell office:value-type="string">
            <text:p>BARMAN</text:p>
          </table:table-cell>
          <table:table-cell office:value-type="string">
            <text:p>RATAN BARMAN</text:p>
          </table:table-cell>
          <table:table-cell office:value-type="string">
            <text:p>NAL/19/EE/020</text:p>
          </table:table-cell>
          <table:table-cell office:value-type="string">
            <text:p>ee</text:p>
          </table:table-cell>
          <table:table-cell office:value-type="string">
            <text:p>2nd</text:p>
          </table:table-cell>
          <table:table-cell office:value-type="string">
            <text:p>9101171321</text:p>
          </table:table-cell>
          <table:table-cell office:value-type="string">
            <text:p>rupjyoti921@gmail.com</text:p>
          </table:table-cell>
          <table:table-cell office:value-type="string">
            <text:p>KARABI5052</text:p>
          </table:table-cell>
        </table:table-row>
        <table:table-row>
          <table:table-cell office:value-type="string">
            <text:p>MANAB</text:p>
          </table:table-cell>
          <table:table-cell office:value-type="string">
            <text:p>JYOTI SARMAH</text:p>
          </table:table-cell>
          <table:table-cell office:value-type="string">
            <text:p>ANKIT SARMAH</text:p>
          </table:table-cell>
          <table:table-cell office:value-type="string">
            <text:p>NAL/17/CO/40</text:p>
          </table:table-cell>
          <table:table-cell office:value-type="string">
            <text:p>cse</text:p>
          </table:table-cell>
          <table:table-cell office:value-type="string">
            <text:p>6th</text:p>
          </table:table-cell>
          <table:table-cell office:value-type="string">
            <text:p>9101171376</text:p>
          </table:table-cell>
          <table:table-cell office:value-type="string">
            <text:p>manabjyotisarmah123@gmail.com</text:p>
          </table:table-cell>
          <table:table-cell office:value-type="string">
            <text:p>MANAB2958</text:p>
          </table:table-cell>
        </table:table-row>
        <table:table-row>
          <table:table-cell office:value-type="string">
            <text:p>MANOSH</text:p>
          </table:table-cell>
          <table:table-cell office:value-type="string">
            <text:p>PRATIM</text:p>
          </table:table-cell>
          <table:table-cell office:value-type="string">
            <text:p>RATAN DAS</text:p>
          </table:table-cell>
          <table:table-cell office:value-type="string">
            <text:p>NAL?A7/CO/006</text:p>
          </table:table-cell>
          <table:table-cell office:value-type="string">
            <text:p>cse</text:p>
          </table:table-cell>
          <table:table-cell office:value-type="string">
            <text:p>6th</text:p>
          </table:table-cell>
          <table:table-cell office:value-type="string">
            <text:p>9101171355</text:p>
          </table:table-cell>
          <table:table-cell office:value-type="string">
            <text:p>rupjyoti921@gmail.com</text:p>
          </table:table-cell>
          <table:table-cell office:value-type="string">
            <text:p>MANOSH2309</text:p>
          </table:table-cell>
        </table:table-row>
        <table:table-row>
          <table:table-cell office:value-type="string">
            <text:p>NITISH</text:p>
          </table:table-cell>
          <table:table-cell office:value-type="string">
            <text:p>KUMAR</text:p>
          </table:table-cell>
          <table:table-cell office:value-type="string">
            <text:p>ANKIT KUMAR</text:p>
          </table:table-cell>
          <table:table-cell office:value-type="string">
            <text:p>NAL/18/CO/022</text:p>
          </table:table-cell>
          <table:table-cell office:value-type="string">
            <text:p>cse</text:p>
          </table:table-cell>
          <table:table-cell office:value-type="string">
            <text:p>4th</text:p>
          </table:table-cell>
          <table:table-cell office:value-type="string">
            <text:p>9101171234</text:p>
          </table:table-cell>
          <table:table-cell office:value-type="string">
            <text:p>rupjyoti921@gmail.com</text:p>
          </table:table-cell>
          <table:table-cell office:value-type="string">
            <text:p>NITISH4303</text:p>
          </table:table-cell>
        </table:table-row>
        <table:table-row>
          <table:table-cell office:value-type="string">
            <text:p>PARISHMITA</text:p>
          </table:table-cell>
          <table:table-cell office:value-type="string">
            <text:p>DEKA</text:p>
          </table:table-cell>
          <table:table-cell office:value-type="string">
            <text:p>MATHUR DEKA</text:p>
          </table:table-cell>
          <table:table-cell office:value-type="string">
            <text:p>NAL/19/CO/001</text:p>
          </table:table-cell>
          <table:table-cell office:value-type="string">
            <text:p>cse</text:p>
          </table:table-cell>
          <table:table-cell office:value-type="string">
            <text:p>2nd</text:p>
          </table:table-cell>
          <table:table-cell office:value-type="string">
            <text:p>9101171360</text:p>
          </table:table-cell>
          <table:table-cell office:value-type="string">
            <text:p>rupjyoti921@gmail.com</text:p>
          </table:table-cell>
          <table:table-cell office:value-type="string">
            <text:p>PARISHMITA5185</text:p>
          </table:table-cell>
        </table:table-row>
        <table:table-row>
          <table:table-cell office:value-type="string">
            <text:p>RAHUL</text:p>
          </table:table-cell>
          <table:table-cell office:value-type="string">
            <text:p>TALUKDAR</text:p>
          </table:table-cell>
          <table:table-cell office:value-type="string">
            <text:p>PRIYANKA TALUKDAR</text:p>
          </table:table-cell>
          <table:table-cell office:value-type="string">
            <text:p>NAL/19/PT/012</text:p>
          </table:table-cell>
          <table:table-cell office:value-type="string">
            <text:p>pt</text:p>
          </table:table-cell>
          <table:table-cell office:value-type="string">
            <text:p>2nd</text:p>
          </table:table-cell>
          <table:table-cell office:value-type="string">
            <text:p>9101171322</text:p>
          </table:table-cell>
          <table:table-cell office:value-type="string">
            <text:p>rupjyoti921@gmail.com</text:p>
          </table:table-cell>
          <table:table-cell office:value-type="string">
            <text:p>RAHUL2420</text:p>
          </table:table-cell>
        </table:table-row>
        <table:table-row>
          <table:table-cell office:value-type="string">
            <text:p>RUP</text:p>
          </table:table-cell>
          <table:table-cell office:value-type="string">
            <text:p>BARMAN</text:p>
          </table:table-cell>
          <table:table-cell office:value-type="string">
            <text:p>RINA BARMAN</text:p>
          </table:table-cell>
          <table:table-cell office:value-type="string">
            <text:p>NAL/17/CO/001</text:p>
          </table:table-cell>
          <table:table-cell office:value-type="string">
            <text:p>cse</text:p>
          </table:table-cell>
          <table:table-cell office:value-type="string">
            <text:p>6th</text:p>
          </table:table-cell>
          <table:table-cell office:value-type="string">
            <text:p>9101171366</text:p>
          </table:table-cell>
          <table:table-cell office:value-type="string">
            <text:p>rupjyoti921@gmail.com</text:p>
          </table:table-cell>
          <table:table-cell office:value-type="string">
            <text:p>RUP4434</text:p>
          </table:table-cell>
        </table:table-row>
        <table:table-row>
          <table:table-cell office:value-type="string">
            <text:p>VENUS</text:p>
          </table:table-cell>
          <table:table-cell office:value-type="string">
            <text:p>DAS</text:p>
          </table:table-cell>
          <table:table-cell office:value-type="string">
            <text:p>RAJEN DAS</text:p>
          </table:table-cell>
          <table:table-cell office:value-type="string">
            <text:p>NAL/18/EE/043</text:p>
          </table:table-cell>
          <table:table-cell office:value-type="string">
            <text:p>ee</text:p>
          </table:table-cell>
          <table:table-cell office:value-type="string">
            <text:p>4th</text:p>
          </table:table-cell>
          <table:table-cell office:value-type="string">
            <text:p>9101171387</text:p>
          </table:table-cell>
          <table:table-cell office:value-type="string">
            <text:p>rupjyoti921@gmail.com</text:p>
          </table:table-cell>
          <table:table-cell office:value-type="string">
            <text:p>VENUS4659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9.0.1</meta:generator>
    <meta:initial-creator>phpMyAdmin 4.9.0.1</meta:initial-creator>
    <meta:creation-date>2020-12-30T14:38:26</meta:creation-date>
  </office:meta>
</office:document-meta>
</file>